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0ee6f4" officeooo:paragraph-rsid="000ee6f4" style:font-size-asian="14pt" style:font-size-complex="14pt"/>
    </style:style>
    <style:style style:name="P2" style:family="paragraph" style:parent-style-name="Standard">
      <style:text-properties fo:font-size="14pt" officeooo:rsid="000ee6f4" officeooo:paragraph-rsid="0014ab94" style:font-size-asian="14pt" style:font-size-complex="14pt"/>
    </style:style>
    <style:style style:name="P3" style:family="paragraph" style:parent-style-name="Standard">
      <style:text-properties fo:font-size="14pt" officeooo:rsid="000ee6f4" officeooo:paragraph-rsid="0014da18" style:font-size-asian="14pt" style:font-size-complex="14pt"/>
    </style:style>
    <style:style style:name="P4" style:family="paragraph" style:parent-style-name="Standard">
      <style:text-properties fo:font-size="14pt" officeooo:rsid="000ee6f4" officeooo:paragraph-rsid="0017e886" style:font-size-asian="14pt" style:font-size-complex="14pt"/>
    </style:style>
    <style:style style:name="P5" style:family="paragraph" style:parent-style-name="Standard">
      <style:text-properties fo:font-size="14pt" officeooo:rsid="0012e278" officeooo:paragraph-rsid="0014da18" style:font-size-asian="14pt" style:font-size-complex="14pt"/>
    </style:style>
    <style:style style:name="P6" style:family="paragraph" style:parent-style-name="Standard">
      <style:text-properties fo:font-size="14pt" officeooo:rsid="0012e278" officeooo:paragraph-rsid="0017e886" style:font-size-asian="14pt" style:font-size-complex="14pt"/>
    </style:style>
    <style:style style:name="P7" style:family="paragraph" style:parent-style-name="Standard">
      <style:text-properties fo:font-size="14pt" officeooo:rsid="0014ab94" officeooo:paragraph-rsid="0014da18" style:font-size-asian="14pt" style:font-size-complex="14pt"/>
    </style:style>
    <style:style style:name="P8" style:family="paragraph" style:parent-style-name="Standard">
      <style:text-properties fo:font-size="14pt" officeooo:rsid="0016a338" officeooo:paragraph-rsid="0017e886" style:font-size-asian="14pt" style:font-size-complex="14pt"/>
    </style:style>
    <style:style style:name="P9" style:family="paragraph" style:parent-style-name="Standard">
      <style:text-properties fo:font-size="14pt" officeooo:rsid="001783fe" officeooo:paragraph-rsid="001783fe" style:font-size-asian="14pt" style:font-size-complex="14pt"/>
    </style:style>
    <style:style style:name="P10" style:family="paragraph" style:parent-style-name="Standard">
      <style:text-properties fo:font-size="14pt" officeooo:rsid="0017e886" officeooo:paragraph-rsid="0017e886" style:font-size-asian="14pt" style:font-size-complex="14pt"/>
    </style:style>
    <style:style style:name="P11" style:family="paragraph" style:parent-style-name="Standard">
      <style:text-properties fo:font-size="14pt" officeooo:rsid="001783fe" officeooo:paragraph-rsid="0017e886" style:font-size-asian="14pt" style:font-size-complex="14pt"/>
    </style:style>
    <style:style style:name="P12" style:family="paragraph" style:parent-style-name="Standard">
      <style:text-properties fo:font-size="14pt" officeooo:rsid="001783fe" officeooo:paragraph-rsid="0016a338" style:font-size-asian="14pt" style:font-size-complex="14pt"/>
    </style:style>
    <style:style style:name="P13" style:family="paragraph" style:parent-style-name="Standard">
      <style:text-properties fo:font-size="14pt" officeooo:rsid="001783fe" officeooo:paragraph-rsid="001de225" style:font-size-asian="14pt" style:font-size-complex="14pt"/>
    </style:style>
    <style:style style:name="P14" style:family="paragraph" style:parent-style-name="Standard">
      <style:text-properties fo:font-size="14pt" officeooo:rsid="001c5d9a" officeooo:paragraph-rsid="001c5d9a" style:font-size-asian="14pt" style:font-size-complex="14pt"/>
    </style:style>
    <style:style style:name="P15" style:family="paragraph" style:parent-style-name="Standard">
      <style:text-properties fo:font-size="14pt" officeooo:rsid="000ee6f4" officeooo:paragraph-rsid="0017e886" style:font-size-asian="14pt" style:font-size-complex="14pt"/>
    </style:style>
    <style:style style:name="T1" style:family="text">
      <style:text-properties officeooo:rsid="000ee6f4"/>
    </style:style>
    <style:style style:name="T2" style:family="text">
      <style:text-properties officeooo:rsid="000fbf83"/>
    </style:style>
    <style:style style:name="T3" style:family="text">
      <style:text-properties officeooo:rsid="000ff371"/>
    </style:style>
    <style:style style:name="T4" style:family="text">
      <style:text-properties officeooo:rsid="00119262"/>
    </style:style>
    <style:style style:name="T5" style:family="text">
      <style:text-properties officeooo:rsid="0014ab94"/>
    </style:style>
    <style:style style:name="T6" style:family="text">
      <style:text-properties officeooo:rsid="0016a338"/>
    </style:style>
    <style:style style:name="T7" style:family="text">
      <style:text-properties officeooo:rsid="0017e886"/>
    </style:style>
    <style:style style:name="T8" style:family="text">
      <style:text-properties officeooo:rsid="001a64fd"/>
    </style:style>
    <style:style style:name="T9" style:family="text">
      <style:text-properties officeooo:rsid="001c5d9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rticle {article_id: int(PK), <text:span text:style-name="T2">article_title: varchar, </text:span>journal_id: int(<text:span text:style-name="T5">F</text:span>K),<text:span text:style-name="T7">}</text:span></text:p>
      <text:p text:style-name="P3"/>
      <text:p text:style-name="P7">article_author { <text:span text:style-name="T1">article_id: int(PK, </text:span>FK<text:span text:style-name="T1">), author_id: int(PK, </text:span>FK<text:span text:style-name="T1">)</text:span><text:span text:style-name="T7">}</text:span></text:p>
      <text:p text:style-name="P7"/>
      <text:p text:style-name="P7">article_keyword { <text:span text:style-name="T1">article_id: int(PK, </text:span>FK<text:span text:style-name="T1">), keyword_id: int(PK, </text:span>FK<text:span text:style-name="T1">), <text:tab/></text:span><text:span text:style-name="T9">relevanz_id:int(FK) </text:span><text:span text:style-name="T7">}</text:span></text:p>
      <text:p text:style-name="P7"/>
      <text:p text:style-name="P4">author {author_id: int(PK), <text:span text:style-name="T2">author_name: varchar,</text:span><text:span text:style-name="T7">}</text:span></text:p>
      <text:p text:style-name="P3"/>
      <text:p text:style-name="P8">autho_book {<text:span text:style-name="T1">author_id: int(PK, </text:span>FK<text:span text:style-name="T1">); book_id: int(PK, </text:span>FK<text:span text:style-name="T1">) </text:span><text:span text:style-name="T7">}</text:span></text:p>
      <text:p text:style-name="P3"/>
      <text:p text:style-name="P4"><text:span text:style-name="T8">b</text:span>ook {book_id: int(PK), <text:span text:style-name="T2">book_</text:span>titl<text:span text:style-name="T2">e</text:span>: varchar, <text:span text:style-name="T3">book_publishing_year: date, <text:tab/></text:span>publisher_id: int(<text:span text:style-name="T6">FK</text:span>), <text:span text:style-name="T2">shelf</text:span>_id: int(<text:span text:style-name="T6">F</text:span>K) <text:span text:style-name="T7">}</text:span></text:p>
      <text:p text:style-name="P1"/>
      <text:p text:style-name="P4">copy {copy_id: int(PK), <text:span text:style-name="T3">copy_number: int, </text:span><text:span text:style-name="T4">book_id: int(FK), </text:span><text:span text:style-name="T7">}</text:span></text:p>
      <text:p text:style-name="P3"/>
      <text:p text:style-name="P6">copy_loan { <text:span text:style-name="T1">copy_id: int(PK, </text:span>FK<text:span text:style-name="T1">), loan_id: int(PK, </text:span>FK<text:span text:style-name="T1">) </text:span><text:span text:style-name="T7">}</text:span></text:p>
      <text:p text:style-name="P5"/>
      <text:p text:style-name="P6">copy_reserve { <text:span text:style-name="T1">copy_id: int(PK, </text:span>FK<text:span text:style-name="T1">), </text:span>reserve<text:span text:style-name="T1">_id: int(PK, </text:span>FK<text:span text:style-name="T1">) </text:span><text:span text:style-name="T7">}</text:span></text:p>
      <text:p text:style-name="P5"/>
      <text:p text:style-name="P4">costumer {costumer_id: int(PK), <text:span text:style-name="T2">costumer_name: varchar, costumer_adress: <text:tab/>varchar, </text:span><text:span text:style-name="T7">}</text:span></text:p>
      <text:p text:style-name="P5"/>
      <text:p text:style-name="P4">employe {employe_id: int(PK), <text:span text:style-name="T2">employe_name: varchar, </text:span><text:span text:style-name="T7">}</text:span></text:p>
      <text:p text:style-name="P1"/>
      <text:p text:style-name="P4">journal {journal_id: int(PK), <text:span text:style-name="T2">journal_title: varchar, </text:span><text:span text:style-name="T3">journal_publishing_year: date, <text:tab/></text:span><text:span text:style-name="T2">shelf</text:span>_id: int(<text:span text:style-name="T5">F</text:span>K) <text:span text:style-name="T7">}</text:span></text:p>
      <text:p text:style-name="P2"/>
      <text:p text:style-name="P4">keyword {keyword_id: int(PK), <text:span text:style-name="T2">keyword_word: varchar </text:span><text:span text:style-name="T7">}</text:span></text:p>
      <text:p text:style-name="P3"/>
      <text:p text:style-name="P13">keyword_book { <text:span text:style-name="T1">keyword_id: int(PK, </text:span>FK<text:span text:style-name="T1">), book_id: int(PK, </text:span>FK<text:span text:style-name="T1">),</text:span><text:span text:style-name="T9">relevanz_id:</text:span></text:p>
      <text:p text:style-name="P13"><text:span text:style-name="T9"><text:tab/>int(FK) </text:span><text:span text:style-name="T1"><text:s/></text:span><text:span text:style-name="T7">}</text:span></text:p>
      <text:p text:style-name="P9"/>
      <text:p text:style-name="P11">keyword_reserve { <text:span text:style-name="T1">keyword_id: int(PK, </text:span>FK<text:span text:style-name="T1">), </text:span>reserve<text:span text:style-name="T1">_id: int(PK, </text:span>FK<text:span text:style-name="T1">) </text:span><text:span text:style-name="T7">}</text:span></text:p>
      <text:p text:style-name="P11"/>
      <text:p text:style-name="P14">keyword_synonym { keyword_id:int(PK, FK), synonym_id:int(PK, FK) }</text:p>
      <text:p text:style-name="P3"/>
      <text:p text:style-name="P4">loan {loan_id: int(PK), <text:span text:style-name="T2">loan_date: date, </text:span>employe_<text:span text:style-name="T6">take-back</text:span>_id: int(<text:span text:style-name="T6">F</text:span>K), employe-<text:tab/><text:span text:style-name="T6">loan</text:span>_id: int(<text:span text:style-name="T6">F</text:span>K), costumer_id: int(<text:span text:style-name="T6">F</text:span>K) <text:span text:style-name="T7">}</text:span></text:p>
      <text:p text:style-name="P1"/>
      <text:p text:style-name="P4">publisher {publisher_id: int(PK), <text:span text:style-name="T2">publisher_name: varchar, </text:span><text:span text:style-name="T7">}</text:span></text:p>
      <text:p text:style-name="P1"/>
      <text:p text:style-name="P4">reserve {reserve_id: int(PK), <text:span text:style-name="T2">reserve_date: date, </text:span>costumer_id: int(<text:span text:style-name="T6">F</text:span>K) <text:span text:style-name="T7">}</text:span></text:p>
      <text:p text:style-name="P1"/>
      <text:p text:style-name="P4">subject {subject_id: int(PK) <text:span text:style-name="T7">}</text:span></text:p>
      <text:p text:style-name="P1"><text:soft-page-break/></text:p>
      <text:p text:style-name="P4">shelf {<text:span text:style-name="T2">shelf</text:span>_id: int(PK), subject_id: int(<text:span text:style-name="T6">F</text:span>K) <text:span text:style-name="T7">} </text:span></text:p>
      <text:p text:style-name="P12"/>
      <text:p text:style-name="P9"/>
      <text:p text:style-name="P10"/>
      <text:p text:style-name="P10"/>
      <text:p text:style-name="P9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AT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AT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08T10:49:02.067000000</meta:creation-date>
    <dc:date>2021-10-12T12:01:34.695000000</dc:date>
    <meta:editing-duration>PT29M38S</meta:editing-duration>
    <meta:editing-cycles>7</meta:editing-cycles>
    <meta:generator>LibreOffice/7.2.1.2$Windows_X86_64 LibreOffice_project/87b77fad49947c1441b67c559c339af8f3517e22</meta:generator>
    <meta:document-statistic meta:table-count="0" meta:image-count="0" meta:object-count="0" meta:page-count="2" meta:paragraph-count="22" meta:word-count="169" meta:character-count="1478" meta:non-whitespace-character-count="1324"/>
  </office:meta>
</office:document-meta>
</file>